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47cm" fo:min-width="0.22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401cm" fo:min-width="0.122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016cm" svg:height="1.016cm" svg:x="3.54cm" svg:y="4.048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016cm" svg:height="1.016cm" svg:x="7.341cm" svg:y="4.048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016cm" svg:height="1.016cm" svg:x="11.514cm" svg:y="4.049cm">
          <text:p text:style-name="P1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016cm" svg:height="1.016cm" svg:x="5.441cm" svg:y="5.949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016cm" svg:height="1.016cm" svg:x="3.541cm" svg:y="7.849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016cm" svg:height="1.016cm" svg:x="7.342cm" svg:y="7.849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.016cm" svg:height="1.016cm" svg:x="9.515cm" svg:y="6.05cm">
          <text:p text:style-name="P1">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0.88cm" svg:height="0.919cm" svg:x="11.642cm" svg:y="7.85cm">
          <text:p text:style-name="P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4.556cm" svg:y1="4.556cm" svg:x2="7.341cm" svg:y2="4.556cm" draw:start-shape="id1" draw:start-glue-point="10" draw:end-shape="id2" draw:end-glue-point="6" svg:d="M4556 4556h2785" svg:viewBox="0 0 2786 1">
          <text:p/>
        </draw:connector>
        <draw:connector draw:style-name="gr3" draw:text-style-name="P3" draw:layer="layout" draw:type="line" svg:x1="4.048cm" svg:y1="5.064cm" svg:x2="4.049cm" svg:y2="7.849cm" draw:start-shape="id1" draw:start-glue-point="8" draw:end-shape="id3" draw:end-glue-point="4" svg:d="M4048 5064l1 2785" svg:viewBox="0 0 2 2786">
          <text:p/>
        </draw:connector>
        <draw:connector draw:style-name="gr3" draw:text-style-name="P3" draw:layer="layout" draw:type="line" svg:x1="4.408cm" svg:y1="4.916cm" svg:x2="5.589cm" svg:y2="6.097cm" draw:start-shape="id1" draw:start-glue-point="9" draw:end-shape="id4" draw:end-glue-point="5" svg:d="M4408 4916l1181 1181" svg:viewBox="0 0 1182 1182">
          <text:p/>
        </draw:connector>
        <draw:connector draw:style-name="gr3" draw:text-style-name="P3" draw:layer="layout" draw:type="line" svg:x1="7.489cm" svg:y1="4.916cm" svg:x2="6.309cm" svg:y2="6.097cm" draw:start-shape="id2" draw:start-glue-point="7" draw:end-shape="id4" draw:end-glue-point="11" svg:d="M7489 4916l-1180 1181" svg:viewBox="0 0 1181 1182">
          <text:p/>
        </draw:connector>
        <draw:connector draw:style-name="gr3" draw:text-style-name="P3" draw:layer="layout" draw:type="line" svg:x1="7.849cm" svg:y1="5.064cm" svg:x2="7.85cm" svg:y2="7.849cm" draw:start-shape="id2" draw:start-glue-point="8" draw:end-shape="id5" draw:end-glue-point="4" svg:d="M7849 5064l1 2785" svg:viewBox="0 0 2 2786">
          <text:p/>
        </draw:connector>
        <draw:connector draw:style-name="gr3" draw:text-style-name="P3" draw:layer="layout" draw:type="line" svg:x1="6.309cm" svg:y1="6.817cm" svg:x2="7.49cm" svg:y2="7.997cm" draw:start-shape="id4" draw:start-glue-point="9" draw:end-shape="id5" draw:end-glue-point="5" svg:d="M6309 6817l1181 1180" svg:viewBox="0 0 1182 1181">
          <text:p/>
        </draw:connector>
        <draw:connector draw:style-name="gr3" draw:text-style-name="P3" draw:layer="layout" draw:type="line" svg:x1="7.342cm" svg:y1="8.357cm" svg:x2="4.557cm" svg:y2="8.357cm" draw:start-shape="id5" draw:start-glue-point="6" draw:end-shape="id3" draw:end-glue-point="10" svg:d="M7342 8357h-2785" svg:viewBox="0 0 2786 1">
          <text:p/>
        </draw:connector>
        <draw:connector draw:style-name="gr3" draw:text-style-name="P3" draw:layer="layout" draw:type="line" svg:x1="11.642cm" svg:y1="8.31cm" svg:x2="8.358cm" svg:y2="8.357cm" draw:start-shape="id6" draw:start-glue-point="6" draw:end-shape="id5" draw:end-glue-point="10" svg:d="M11642 8310l-3284 47" svg:viewBox="0 0 3285 48">
          <text:p/>
        </draw:connector>
        <draw:connector draw:style-name="gr3" draw:text-style-name="P3" draw:layer="layout" draw:type="line" svg:x1="11.514cm" svg:y1="4.557cm" svg:x2="8.357cm" svg:y2="4.556cm" draw:start-shape="id7" draw:start-glue-point="6" draw:end-shape="id2" draw:end-glue-point="10" svg:d="M11514 4557l-3157-1" svg:viewBox="0 0 3158 2">
          <text:p/>
        </draw:connector>
        <draw:connector draw:style-name="gr3" draw:text-style-name="P3" draw:layer="layout" draw:type="line" svg:x1="12.022cm" svg:y1="5.065cm" svg:x2="12.082cm" svg:y2="7.85cm" draw:start-shape="id7" draw:start-glue-point="8" draw:end-shape="id6" draw:end-glue-point="4" svg:d="M12022 5065l60 2785" svg:viewBox="0 0 61 2786">
          <text:p/>
        </draw:connector>
        <draw:connector draw:style-name="gr3" draw:text-style-name="P3" draw:layer="layout" draw:type="line" svg:x1="8.209cm" svg:y1="4.916cm" svg:x2="9.663cm" svg:y2="6.198cm" draw:start-shape="id2" draw:start-glue-point="9" draw:end-shape="id8" draw:end-glue-point="5" svg:d="M8209 4916l1454 1282" svg:viewBox="0 0 1455 1283">
          <text:p/>
        </draw:connector>
        <draw:connector draw:style-name="gr3" draw:text-style-name="P3" draw:layer="layout" draw:type="line" svg:x1="11.662cm" svg:y1="4.917cm" svg:x2="10.383cm" svg:y2="6.198cm" draw:start-shape="id7" draw:start-glue-point="7" draw:end-shape="id8" draw:end-glue-point="11" svg:d="M11662 4917l-1279 1281" svg:viewBox="0 0 1280 1282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2-07T12:49:52.154000000</meta:creation-date>
    <dc:date>2021-12-07T13:01:19.689000000</dc:date>
    <meta:editing-duration>PT1M17S</meta:editing-duration>
    <meta:editing-cycles>1</meta:editing-cycles>
    <meta:document-statistic meta:object-count="20"/>
    <meta:generator>LibreOffice/6.3.2.2$Windows_X86_64 LibreOffice_project/98b30e735bda24bc04ab42594c85f7fd8be07b9c</meta:generator>
  </office:meta>
</office:document-meta>
</file>